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Liberation Serif'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  <style:text-properties fo:font-family="'Liberation Serif'" style:font-family-generic="roman" style:font-pitch="variable" fo:font-size="12pt" style:font-size-asian="12pt" style:font-size-complex="12pt"/>
    </style:style>
    <style:style style:name="P3" style:family="paragraph">
      <style:paragraph-properties fo:margin-left="0cm" fo:margin-right="0cm" fo:text-indent="0cm"/>
      <style:text-properties fo:font-family="'Liberation Serif'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341cm" svg:height="1.341cm" svg:x="4.104cm" svg:y="12.994cm">
          <text:p text:style-name="P1">q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1.341cm" svg:height="1.341cm" svg:x="7.35cm" svg:y="10.525cm">
          <text:p text:style-name="P1">q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.341cm" svg:height="1.341cm" svg:x="7.35cm" svg:y="12.994cm">
          <text:p text:style-name="P1">q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8" draw:layer="layout" svg:width="1.341cm" svg:height="1.341cm" svg:x="13.065cm" svg:y="10.525cm">
          <text:p text:style-name="P1">q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1.341cm" svg:height="1.341cm" svg:x="13.065cm" svg:y="12.994cm">
          <text:p text:style-name="P1">q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1.341cm" svg:height="1.341cm" svg:x="16.24cm" svg:y="12.994cm">
          <text:p text:style-name="P1">q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4.104cm" svg:y1="13.664cm" svg:x2="4.299cm" svg:y2="13.189cm" draw:start-shape="id1" draw:start-glue-point="6" draw:end-shape="id1" draw:end-glue-point="5" svg:d="m4104 13664c-751 0-849-475 195-475">
          <text:p/>
        </draw:connector>
        <draw:connector draw:style-name="gr2" draw:text-style-name="P2" draw:layer="layout" draw:type="line" svg:x1="5.248cm" svg:y1="13.189cm" svg:x2="7.35cm" svg:y2="11.195cm" draw:start-shape="id1" draw:start-glue-point="11" draw:end-shape="id2" draw:end-glue-point="6" svg:d="m5248 13189 2102-1994">
          <text:p/>
        </draw:connector>
        <draw:connector draw:style-name="gr2" draw:text-style-name="P2" draw:layer="layout" draw:type="line" svg:x1="5.445cm" svg:y1="13.664cm" svg:x2="7.35cm" svg:y2="13.664cm" draw:start-shape="id1" draw:start-glue-point="10" draw:end-shape="id3" draw:end-glue-point="6" svg:d="m5445 13664h1905">
          <text:p/>
        </draw:connector>
        <draw:connector draw:style-name="gr2" draw:text-style-name="P2" draw:layer="layout" draw:type="line" svg:x1="8.691cm" svg:y1="13.664cm" svg:x2="10.525cm" svg:y2="13.664cm" draw:start-shape="id3" draw:start-glue-point="10" draw:end-shape="id4" draw:end-glue-point="6" svg:d="m8691 13664h1834">
          <text:p/>
        </draw:connector>
        <draw:connector draw:style-name="gr2" draw:text-style-name="P2" draw:layer="layout" draw:type="line" svg:x1="14.406cm" svg:y1="13.664cm" svg:x2="16.24cm" svg:y2="13.664cm" draw:start-shape="id5" draw:start-glue-point="10" draw:end-shape="id6" draw:end-glue-point="6" svg:d="m14406 13664h1834">
          <text:p/>
        </draw:connector>
        <draw:connector draw:style-name="gr2" draw:text-style-name="P2" draw:layer="layout" draw:type="line" svg:x1="8.691cm" svg:y1="11.195cm" svg:x2="10.454cm" svg:y2="11.195cm" draw:start-shape="id2" draw:start-glue-point="10" draw:end-shape="id7" draw:end-glue-point="6" svg:d="m8691 11195h1763">
          <text:p/>
        </draw:connector>
        <draw:connector draw:style-name="gr2" draw:text-style-name="P2" draw:layer="layout" draw:type="line" svg:x1="14.406cm" svg:y1="11.195cm" svg:x2="16.91cm" svg:y2="12.994cm" draw:start-shape="id8" draw:start-glue-point="10" draw:end-shape="id6" svg:d="m14406 11195 2504 1799">
          <text:p/>
        </draw:connector>
        <draw:frame draw:style-name="gr3" draw:text-style-name="P3" draw:layer="layout" svg:width="0.688cm" svg:height="0.721cm" svg:x="5.745cm" svg:y="11.668cm">
          <draw:text-box>
            <text:p text:style-name="P3">a</text:p>
          </draw:text-box>
        </draw:frame>
        <draw:frame draw:style-name="gr3" draw:text-style-name="P3" draw:layer="layout" svg:width="0.688cm" svg:height="0.721cm" svg:x="15.387cm" svg:y="11.46cm">
          <draw:text-box>
            <text:p text:style-name="P3">a</text:p>
          </draw:text-box>
        </draw:frame>
        <draw:frame draw:style-name="gr3" draw:text-style-name="P3" draw:layer="layout" svg:width="0.714cm" svg:height="0.721cm" svg:x="5.862cm" svg:y="13.573cm">
          <draw:text-box>
            <text:p text:style-name="P3">b</text:p>
          </draw:text-box>
        </draw:frame>
        <draw:frame draw:style-name="gr3" draw:text-style-name="P3" draw:layer="layout" svg:width="0.714cm" svg:height="0.721cm" svg:x="14.87cm" svg:y="13.573cm">
          <draw:text-box>
            <text:p text:style-name="P3">b</text:p>
          </draw:text-box>
        </draw:frame>
        <draw:custom-shape draw:style-name="gr1" draw:text-style-name="P1" draw:id="id7" draw:layer="layout" svg:width="1.341cm" svg:height="1.341cm" svg:x="10.454cm" svg:y="10.525cm">
          <text:p text:style-name="P1">q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.341cm" svg:height="1.341cm" svg:x="10.525cm" svg:y="12.994cm">
          <text:p text:style-name="P1">q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11.795cm" svg:y1="11.195cm" svg:x2="13.065cm" svg:y2="11.195cm" draw:start-shape="id7" draw:start-glue-point="10" draw:end-shape="id8" draw:end-glue-point="6" svg:d="m11795 11195h1270">
          <text:p/>
        </draw:connector>
        <draw:connector draw:style-name="gr2" draw:text-style-name="P4" draw:layer="layout" draw:type="line" svg:x1="11.866cm" svg:y1="13.664cm" svg:x2="13.065cm" svg:y2="13.664cm" draw:start-shape="id4" draw:start-glue-point="10" draw:end-shape="id5" draw:end-glue-point="6" svg:d="m11866 13664h1199">
          <text:p/>
        </draw:connector>
        <draw:connector draw:style-name="gr2" draw:text-style-name="P4" draw:layer="layout" draw:type="curve" svg:x1="17.581cm" svg:y1="13.664cm" svg:x2="17.384cm" svg:y2="14.138cm" draw:start-shape="id6" draw:start-glue-point="10" draw:end-shape="id6" draw:end-glue-point="9" svg:d="m17581 13664c748 0 847 474-197 474">
          <text:p/>
        </draw:connector>
        <draw:frame draw:style-name="gr3" draw:text-style-name="P3" draw:layer="layout" svg:width="1.006cm" svg:height="0.721cm" svg:x="8.884cm" svg:y="10.525cm">
          <draw:text-box>
            <text:p text:style-name="P3">a,b</text:p>
          </draw:text-box>
        </draw:frame>
        <draw:frame draw:style-name="gr3" draw:text-style-name="P3" draw:layer="layout" svg:width="1.006cm" svg:height="0.721cm" svg:x="11.795cm" svg:y="10.525cm">
          <draw:text-box>
            <text:p text:style-name="P3">a,b</text:p>
          </draw:text-box>
        </draw:frame>
        <draw:frame draw:style-name="gr3" draw:text-style-name="P3" draw:layer="layout" svg:width="1.006cm" svg:height="0.721cm" svg:x="11.795cm" svg:y="13.065cm">
          <draw:text-box>
            <text:p text:style-name="P3">a,b</text:p>
          </draw:text-box>
        </draw:frame>
        <draw:frame draw:style-name="gr3" draw:text-style-name="P3" draw:layer="layout" svg:width="1.006cm" svg:height="0.721cm" svg:x="8.92cm" svg:y="13.065cm">
          <draw:text-box>
            <text:p text:style-name="P3">a,b</text:p>
          </draw:text-box>
        </draw:frame>
        <draw:frame draw:style-name="gr3" draw:text-style-name="P3" draw:layer="layout" svg:width="1.006cm" svg:height="0.721cm" svg:x="3.269cm" svg:y="13.514cm">
          <draw:text-box>
            <text:p text:style-name="P3">a,b</text:p>
          </draw:text-box>
        </draw:frame>
        <draw:frame draw:style-name="gr3" draw:text-style-name="P3" draw:layer="layout" svg:width="1.006cm" svg:height="0.721cm" svg:x="17.439cm" svg:y="13.079cm">
          <draw:text-box>
            <text:p text:style-name="P3">a,b</text:p>
          </draw:text-box>
        </draw:frame>
        <draw:custom-shape draw:style-name="gr1" draw:text-style-name="P1" draw:layer="layout" svg:width="0.91cm" svg:height="0.91cm" svg:x="16.441cm" svg:y="13.195cm">
          <text:p text:style-name="P1">q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9" draw:layer="layout" svg:width="1.341cm" svg:height="1.341cm" svg:x="1cm" svg:y="19.879cm">
          <text:p text:style-name="P1">q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0" draw:layer="layout" svg:width="1.341cm" svg:height="1.341cm" svg:x="3.611cm" svg:y="21.12cm">
          <text:p text:style-name="P1">q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curve" svg:x1="2.341cm" svg:y1="20.549cm" svg:x2="3.611cm" svg:y2="21.79cm" draw:start-shape="id9" draw:start-glue-point="10" draw:end-shape="id10" draw:end-glue-point="6" svg:d="m2341 20549c951 0 316 1241 1270 1241">
          <text:p/>
        </draw:connector>
        <draw:frame draw:style-name="gr3" draw:text-style-name="P3" draw:layer="layout" svg:width="0.688cm" svg:height="0.721cm" svg:x="2.288cm" svg:y="20.585cm">
          <draw:text-box>
            <text:p text:style-name="P3">a</text:p>
          </draw:text-box>
        </draw:frame>
        <draw:custom-shape draw:style-name="gr1" draw:text-style-name="P1" draw:id="id11" draw:layer="layout" svg:width="1.905cm" svg:height="1.341cm" svg:x="3.611cm" svg:y="17.41cm">
          <text:p text:style-name="P1">q1,q2,q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curve" svg:x1="1.67cm" svg:y1="19.879cm" svg:x2="3.611cm" svg:y2="18.08cm" draw:start-shape="id9" draw:start-glue-point="4" draw:end-shape="id11" draw:end-glue-point="6" svg:d="m1670 19879c0-1200 647-1799 1941-1799">
          <text:p/>
        </draw:connector>
        <draw:frame draw:style-name="gr3" draw:text-style-name="P3" draw:layer="layout" svg:width="0.714cm" svg:height="0.721cm" svg:x="1.988cm" svg:y="18.345cm">
          <draw:text-box>
            <text:p text:style-name="P3">b</text:p>
          </draw:text-box>
        </draw:frame>
        <draw:custom-shape draw:style-name="gr1" draw:text-style-name="P1" draw:id="id12" draw:layer="layout" svg:width="1.905cm" svg:height="1.341cm" svg:x="6.786cm" svg:y="17.41cm">
          <text:p text:style-name="P1">q0,q1,q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5.516cm" svg:y1="18.08cm" svg:x2="6.786cm" svg:y2="18.08cm" draw:start-shape="id11" draw:start-glue-point="10" draw:end-shape="id12" svg:d="m5516 18080h1270">
          <text:p/>
        </draw:connector>
        <draw:frame draw:style-name="gr3" draw:text-style-name="P3" draw:layer="layout" svg:width="0.688cm" svg:height="0.721cm" svg:x="5.516cm" svg:y="17.41cm">
          <draw:text-box>
            <text:p text:style-name="P3">a</text:p>
          </draw:text-box>
        </draw:frame>
        <draw:connector draw:style-name="gr2" draw:text-style-name="P4" draw:layer="layout" draw:type="curve" svg:x1="7.063cm" svg:y1="17.605cm" svg:x2="5.237cm" svg:y2="17.605cm" draw:start-shape="id12" draw:start-glue-point="5" draw:end-shape="id11" draw:end-glue-point="11" svg:d="m7063 17605c0-1044-1826-1044-1826 0">
          <text:p/>
        </draw:connector>
        <draw:frame draw:style-name="gr3" draw:text-style-name="P3" draw:layer="layout" svg:width="0.714cm" svg:height="0.721cm" svg:x="5.437cm" svg:y="16.289cm">
          <draw:text-box>
            <text:p text:style-name="P3">b</text:p>
          </draw:text-box>
        </draw:frame>
        <draw:connector draw:style-name="gr2" draw:text-style-name="P4" draw:layer="layout" draw:type="curve" svg:x1="7.738cm" svg:y1="17.41cm" svg:x2="8.412cm" svg:y2="17.605cm" draw:start-shape="id12" draw:start-glue-point="4" draw:end-shape="id12" draw:end-glue-point="11" svg:d="m7738 17410c0-751 674-849 674 195">
          <text:p/>
        </draw:connector>
        <draw:frame draw:style-name="gr3" draw:text-style-name="P3" draw:layer="layout" svg:width="0.688cm" svg:height="0.721cm" svg:x="7.903cm" svg:y="16.24cm">
          <draw:text-box>
            <text:p text:style-name="P3">a</text:p>
          </draw:text-box>
        </draw:frame>
        <draw:custom-shape draw:style-name="gr1" draw:text-style-name="P1" draw:id="id13" draw:layer="layout" svg:width="1.341cm" svg:height="1.341cm" svg:x="6.08cm" svg:y="20.585cm">
          <text:p text:style-name="P1">nul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4.952cm" svg:y1="21.79cm" svg:x2="6.08cm" svg:y2="21.255cm" draw:start-shape="id10" draw:start-glue-point="10" draw:end-shape="id13" draw:end-glue-point="6" svg:d="m4952 21790 1128-535">
          <text:p/>
        </draw:connector>
        <draw:frame draw:style-name="gr3" draw:text-style-name="P3" draw:layer="layout" svg:width="0.688cm" svg:height="0.721cm" svg:x="4.881cm" svg:y="21.034cm">
          <draw:text-box>
            <text:p text:style-name="P3">a</text:p>
          </draw:text-box>
        </draw:frame>
        <draw:custom-shape draw:style-name="gr1" draw:text-style-name="P1" draw:id="id14" draw:layer="layout" svg:width="1.341cm" svg:height="1.341cm" svg:x="3.611cm" svg:y="19.244cm">
          <text:p text:style-name="P1">q1,q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4.281cm" svg:y1="21.12cm" svg:x2="4.281cm" svg:y2="20.585cm" draw:start-shape="id10" draw:start-glue-point="4" draw:end-shape="id14" svg:d="m4281 21120v-535">
          <text:p/>
        </draw:connector>
        <draw:frame draw:style-name="gr3" draw:text-style-name="P3" draw:layer="layout" svg:width="0.714cm" svg:height="0.721cm" svg:x="3.532cm" svg:y="20.499cm">
          <draw:text-box>
            <text:p text:style-name="P3">b</text:p>
          </draw:text-box>
        </draw:frame>
        <draw:connector draw:style-name="gr2" draw:text-style-name="P4" draw:layer="layout" draw:type="curve" svg:x1="3.888cm" svg:y1="17.605cm" svg:x2="4.563cm" svg:y2="17.41cm" draw:start-shape="id11" draw:start-glue-point="5" draw:end-shape="id11" svg:d="m3888 17605c0-1044 675-946 675-195">
          <text:p/>
        </draw:connector>
        <draw:frame draw:style-name="gr3" draw:text-style-name="P3" draw:layer="layout" svg:width="0.714cm" svg:height="0.721cm" svg:x="3.437cm" svg:y="16.49cm">
          <draw:text-box>
            <text:p text:style-name="P3">b</text:p>
          </draw:text-box>
        </draw:frame>
        <draw:connector draw:style-name="gr2" draw:text-style-name="P4" draw:layer="layout" draw:type="curve" svg:x1="4.952cm" svg:y1="19.914cm" svg:x2="7.063cm" svg:y2="18.554cm" draw:start-shape="id14" draw:start-glue-point="10" draw:end-shape="id12" draw:end-glue-point="7" svg:d="m4952 19914c1408 0 2111-453 2111-1360">
          <text:p/>
        </draw:connector>
        <draw:frame draw:style-name="gr3" draw:text-style-name="P3" draw:layer="layout" svg:width="0.688cm" svg:height="0.721cm" svg:x="5.516cm" svg:y="19.229cm">
          <draw:text-box>
            <text:p text:style-name="P3">a</text:p>
          </draw:text-box>
        </draw:frame>
        <draw:connector draw:style-name="gr2" draw:text-style-name="P4" draw:layer="layout" draw:type="curve" svg:x1="4.281cm" svg:y1="19.244cm" svg:x2="4.563cm" svg:y2="18.751cm" draw:start-shape="id14" draw:start-glue-point="4" draw:end-shape="id11" draw:end-glue-point="8" svg:d="m4281 19244c0-370 282-124 282-493">
          <text:p/>
        </draw:connector>
        <draw:frame draw:style-name="gr3" draw:text-style-name="P3" draw:layer="layout" svg:width="0.714cm" svg:height="0.721cm" svg:x="3.611cm" svg:y="18.68cm">
          <draw:text-box>
            <text:p text:style-name="P3">b</text:p>
          </draw:text-box>
        </draw:frame>
        <draw:connector draw:style-name="gr2" draw:text-style-name="P4" draw:layer="layout" draw:type="curve" svg:x1="7.421cm" svg:y1="21.255cm" svg:x2="7.224cm" svg:y2="20.78cm" draw:start-shape="id13" draw:start-glue-point="10" draw:end-shape="id13" draw:end-glue-point="11" svg:d="m7421 21255c748 0 623-586 388-966s-585-553-585 491">
          <text:p/>
        </draw:connector>
        <draw:frame draw:style-name="gr3" draw:text-style-name="P3" draw:layer="layout" svg:width="1.006cm" svg:height="0.721cm" svg:x="7.577cm" svg:y="19.75cm">
          <draw:text-box>
            <text:p text:style-name="P3">a,b</text:p>
          </draw:text-box>
        </draw:frame>
        <draw:custom-shape draw:style-name="gr4" draw:text-style-name="P4" draw:layer="layout" svg:width="1.656cm" svg:height="1.016cm" svg:x="3.712cm" svg:y="17.6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1.656cm" svg:height="1.016cm" svg:x="6.912cm" svg:y="17.6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1.039cm" svg:height="1.016cm" svg:x="3.742cm" svg:y="21.2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1.039cm" svg:height="1.016cm" svg:x="3.743cm" svg:y="19.3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5" draw:layer="layout" svg:width="1.341cm" svg:height="1.341cm" svg:x="10.454cm" svg:y="18.78cm">
          <text:p text:style-name="P1">q1,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4" draw:layer="layout" draw:type="curve" svg:x1="10.454cm" svg:y1="19.45cm" svg:x2="10.649cm" svg:y2="18.975cm" draw:start-shape="id15" draw:start-glue-point="6" draw:end-shape="id15" draw:end-glue-point="5" svg:d="m10454 19450c-751 0-849-475 195-475">
          <text:p/>
        </draw:connector>
        <draw:frame draw:style-name="gr3" draw:text-style-name="P3" draw:layer="layout" svg:width="0.688cm" svg:height="0.721cm" svg:x="9.537cm" svg:y="19.129cm">
          <draw:text-box>
            <text:p text:style-name="P3">a</text:p>
          </draw:text-box>
        </draw:frame>
        <draw:custom-shape draw:style-name="gr1" draw:text-style-name="P1" draw:id="id16" draw:layer="layout" svg:width="2.54cm" svg:height="1.341cm" svg:x="13.065cm" svg:y="18.78cm">
          <text:p text:style-name="P1">q1,0;q1,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4" draw:layer="layout" draw:type="line" svg:x1="11.795cm" svg:y1="19.45cm" svg:x2="13.065cm" svg:y2="19.45cm" draw:start-shape="id15" draw:start-glue-point="10" draw:end-shape="id16" svg:d="m11795 19450h1270">
          <text:p/>
        </draw:connector>
        <draw:frame draw:style-name="gr3" draw:text-style-name="P3" draw:layer="layout" svg:width="0.714cm" svg:height="0.721cm" svg:x="11.895cm" svg:y="18.794cm">
          <draw:text-box>
            <text:p text:style-name="P3">b</text:p>
          </draw:text-box>
        </draw:frame>
        <draw:custom-shape draw:style-name="gr1" draw:text-style-name="P1" draw:id="id17" draw:layer="layout" svg:width="1.341cm" svg:height="1.341cm" svg:x="16.804cm" svg:y="18.78cm">
          <text:p text:style-name="P1">q1,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4" draw:layer="layout" draw:type="line" svg:x1="15.605cm" svg:y1="19.45cm" svg:x2="16.804cm" svg:y2="19.45cm" draw:start-shape="id16" draw:start-glue-point="10" draw:end-shape="id17" draw:end-glue-point="6" svg:d="m15605 19450h1199">
          <text:p/>
        </draw:connector>
        <draw:frame draw:style-name="gr3" draw:text-style-name="P3" draw:layer="layout" svg:width="0.714cm" svg:height="0.721cm" svg:x="15.605cm" svg:y="18.78cm">
          <draw:text-box>
            <text:p text:style-name="P3">b</text:p>
          </draw:text-box>
        </draw:frame>
        <draw:custom-shape draw:style-name="gr1" draw:text-style-name="P1" draw:id="id18" draw:layer="layout" svg:width="1.341cm" svg:height="1.341cm" svg:x="13.7cm" svg:y="21.249cm">
          <text:p text:style-name="P1">nul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4" draw:layer="layout" draw:type="line" svg:x1="14.334cm" svg:y1="20.121cm" svg:x2="14.37cm" svg:y2="21.249cm" draw:start-shape="id16" draw:start-glue-point="8" draw:end-shape="id18" draw:end-glue-point="4" svg:d="m14334 20121 36 1128">
          <text:p/>
        </draw:connector>
        <draw:frame draw:style-name="gr3" draw:text-style-name="P3" draw:layer="layout" svg:width="0.688cm" svg:height="0.721cm" svg:x="14.282cm" svg:y="20.05cm">
          <draw:text-box>
            <text:p text:style-name="P3">a</text:p>
          </draw:text-box>
        </draw:frame>
        <draw:custom-shape draw:style-name="gr1" draw:text-style-name="P1" draw:id="id19" draw:layer="layout" svg:width="2.54cm" svg:height="1.341cm" svg:x="16.24cm" svg:y="21.32cm">
          <text:p text:style-name="P1">q1,2;q2,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4" draw:layer="layout" draw:type="line" svg:x1="17.474cm" svg:y1="20.121cm" svg:x2="17.509cm" svg:y2="21.32cm" draw:start-shape="id17" draw:start-glue-point="8" draw:end-shape="id19" draw:end-glue-point="4" svg:d="m17474 20121 35 1199">
          <text:p/>
        </draw:connector>
        <draw:frame draw:style-name="gr3" draw:text-style-name="P3" draw:layer="layout" svg:width="0.688cm" svg:height="0.721cm" svg:x="17.357cm" svg:y="20.05cm">
          <draw:text-box>
            <text:p text:style-name="P3">a</text:p>
          </draw:text-box>
        </draw:frame>
        <draw:custom-shape draw:style-name="gr1" draw:text-style-name="P1" draw:id="id20" draw:layer="layout" svg:width="2.54cm" svg:height="1.341cm" svg:x="16.24cm" svg:y="16.24cm">
          <text:p text:style-name="P1">q1,2;q2,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4" draw:layer="layout" draw:type="line" svg:x1="17.474cm" svg:y1="18.78cm" svg:x2="17.509cm" svg:y2="17.581cm" draw:start-shape="id17" draw:start-glue-point="4" draw:end-shape="id20" draw:end-glue-point="8" svg:d="m17474 18780 35-1199">
          <text:p/>
        </draw:connector>
        <draw:frame draw:style-name="gr3" draw:text-style-name="P3" draw:layer="layout" svg:width="0.714cm" svg:height="0.721cm" svg:x="16.896cm" svg:y="18.059cm">
          <draw:text-box>
            <text:p text:style-name="P3">b</text:p>
          </draw:text-box>
        </draw:frame>
        <draw:connector draw:style-name="gr5" draw:text-style-name="P4" draw:layer="layout" draw:type="curve" svg:x1="18.408cm" svg:y1="17.384cm" svg:x2="18.408cm" svg:y2="21.515cm" draw:start-shape="id20" draw:start-glue-point="9" draw:end-shape="id19" draw:end-glue-point="11" svg:d="m18408 17384v4131">
          <text:p/>
        </draw:connector>
        <draw:frame draw:style-name="gr3" draw:text-style-name="P3" draw:layer="layout" svg:width="0.688cm" svg:height="0.721cm" svg:x="18.245cm" svg:y="20.25cm">
          <draw:text-box>
            <text:p text:style-name="P3">a</text:p>
          </draw:text-box>
        </draw:frame>
        <draw:connector draw:style-name="gr5" draw:text-style-name="P4" draw:layer="layout" draw:type="curve" svg:x1="16.61cm" svg:y1="16.435cm" svg:x2="17.509cm" svg:y2="16.24cm" draw:start-shape="id20" draw:start-glue-point="5" draw:end-shape="id20" draw:end-glue-point="4" svg:d="m16610 16435c0-1044 899-946 899-195">
          <text:p/>
        </draw:connector>
        <draw:frame draw:style-name="gr3" draw:text-style-name="P3" draw:layer="layout" svg:width="0.714cm" svg:height="0.721cm" svg:x="16.161cm" svg:y="15.605cm">
          <draw:text-box>
            <text:p text:style-name="P3">b</text:p>
          </draw:text-box>
        </draw:frame>
        <draw:connector draw:style-name="gr5" draw:text-style-name="P4" draw:layer="layout" draw:type="curve" svg:x1="17.509cm" svg:y1="22.661cm" svg:x2="16.61cm" svg:y2="22.464cm" draw:start-shape="id19" draw:start-glue-point="8" draw:end-shape="id19" draw:end-glue-point="7" svg:d="m17509 22661c0 748-899 847-899-197">
          <text:p/>
        </draw:connector>
        <draw:frame draw:style-name="gr3" draw:text-style-name="P3" draw:layer="layout" svg:width="0.688cm" svg:height="0.721cm" svg:x="16.24cm" svg:y="22.79cm">
          <draw:text-box>
            <text:p text:style-name="P3">a</text:p>
          </draw:text-box>
        </draw:frame>
        <draw:connector draw:style-name="gr5" draw:text-style-name="P4" draw:layer="layout" draw:type="curve" svg:x1="18.78cm" svg:y1="21.99cm" svg:x2="18.78cm" svg:y2="16.91cm" draw:start-shape="id19" draw:start-glue-point="10" draw:end-shape="id20" draw:end-glue-point="10" svg:d="m18780 21990c750 0 750-5080 0-5080">
          <text:p/>
        </draw:connector>
        <draw:frame draw:style-name="gr3" draw:text-style-name="P3" draw:layer="layout" svg:width="0.714cm" svg:height="0.721cm" svg:x="19.136cm" svg:y="17.224cm">
          <draw:text-box>
            <text:p text:style-name="P3">b</text:p>
          </draw:text-box>
        </draw:frame>
        <draw:connector draw:style-name="gr5" draw:text-style-name="P4" draw:layer="layout" draw:type="curve" svg:x1="14.37cm" svg:y1="22.59cm" svg:x2="14.844cm" svg:y2="22.393cm" draw:start-shape="id18" draw:start-glue-point="8" draw:end-shape="id18" draw:end-glue-point="9" svg:d="m14370 22590c0 748 474 847 474-197">
          <text:p/>
        </draw:connector>
        <draw:frame draw:style-name="gr3" draw:text-style-name="P3" draw:layer="layout" svg:width="1.006cm" svg:height="0.721cm" svg:x="13.6cm" svg:y="22.739cm">
          <draw:text-box>
            <text:p text:style-name="P3">a,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b</meta:initial-creator>
    <meta:creation-date>2010-12-21T00:07:42</meta:creation-date>
    <dc:creator>jb</dc:creator>
    <dc:date>2010-12-21T11:16:21</dc:date>
    <meta:editing-cycles>28</meta:editing-cycles>
    <meta:editing-duration>PT11H8M40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